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06E0000007CD2C814B6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01cm" svg:height="2.031cm" svg:x="3.242cm" svg:y="0.352cm">
          <draw:image xlink:href="Pictures/200000020000006E0000007CD2C814B6.eps" xlink:type="simple" xlink:show="embed" xlink:actuate="onLoad">
            <text:p/>
          </draw:image>
        </draw:frame>
        <draw:frame draw:style-name="gr2" draw:layer="layout" svg:width="0.815cm" svg:height="0.529cm" svg:x="5.001cm" svg:y="0.66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27cm" svg:height="0.529cm" svg:x="5.066cm" svg:y="1.56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" draw:text-style-name="P2" draw:layer="layout" svg:x1="3.692cm" svg:y1="0.553cm" svg:x2="4.268cm" svg:y2="0.553cm">
          <text:p/>
        </draw:line>
        <draw:frame draw:style-name="gr2" draw:layer="layout" svg:width="0.502cm" svg:height="0.529cm" svg:x="3.709cm" svg:y="0.62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83cm" svg:height="0.529cm" svg:x="3.04cm" svg:y="1.13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3" draw:layer="layout" svg:width="0.594cm" svg:height="0.725cm" svg:x="2.954cm" svg:y="0.479cm">
          <draw:text-box>
            <text:p><text:span text:style-name="T1">+</text:span></text:p>
          </draw:text-box>
        </draw:frame>
        <draw:frame draw:style-name="gr4" draw:text-style-name="P3" draw:layer="layout" svg:width="0.594cm" svg:height="0.725cm" svg:x="2.954cm" svg:y="1.551cm">
          <draw:text-box>
            <text:p><text:span text:style-name="T1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2.7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sub>
      <mi>V</mi>
      <mi mathvariant="italic">Z0</mi>
    </msub>
    <annotation encoding="StarMath 5.0">V_Z0</annotation>
  </semantics>
</math>
</file>

<file path=Object 2/content.xml><?xml version="1.0" encoding="utf-8"?>
<math xmlns="http://www.w3.org/1998/Math/MathML">
  <semantics>
    <msub>
      <mi>r</mi>
      <mi>z</mi>
    </msub>
    <annotation encoding="StarMath 5.0">r_z</annotation>
  </semantics>
</math>
</file>

<file path=Object 3/content.xml><?xml version="1.0" encoding="utf-8"?>
<math xmlns="http://www.w3.org/1998/Math/MathML">
  <semantics>
    <msub>
      <mi>i</mi>
      <mi>Z</mi>
    </msub>
    <annotation encoding="StarMath 5.0">i_Z</annotation>
  </semantics>
</math>
</file>

<file path=Object 4/content.xml><?xml version="1.0" encoding="utf-8"?>
<math xmlns="http://www.w3.org/1998/Math/MathML">
  <semantics>
    <msub>
      <mi>v</mi>
      <mi>Z</mi>
    </msub>
    <annotation encoding="StarMath 5.0">v_Z</annotation>
  </semantics>
</math>
</file>